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, 'courier new'"/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cm" style:page-number="auto" table:align="margins"/>
    </style:style>
    <style:style style:name="Table1.A" style:family="table-column">
      <style:table-column-properties style:column-width="1.258cm" style:rel-column-width="713*"/>
    </style:style>
    <style:style style:name="Table1.B" style:family="table-column">
      <style:table-column-properties style:column-width="2.887cm" style:rel-column-width="1637*"/>
    </style:style>
    <style:style style:name="Table1.C" style:family="table-column">
      <style:table-column-properties style:column-width="3.351cm" style:rel-column-width="1900*"/>
    </style:style>
    <style:style style:name="Table1.D" style:family="table-column">
      <style:table-column-properties style:column-width="5.359cm" style:rel-column-width="3038*"/>
    </style:style>
    <style:style style:name="Table1.E" style:family="table-column">
      <style:table-column-properties style:column-width="4.145cm" style:rel-column-width="2350*"/>
    </style:style>
    <style:style style:name="Table1.C1" style:family="table-cell">
      <style:table-cell-properties fo:padding="0cm" fo:border="none"/>
    </style:style>
    <style:style style:name="Table1.A2" style:family="table-cell" style:data-style-name="N0"/>
    <style:style style:name="Table1.A20" style:family="table-cell" style:data-style-name="N0">
      <style:table-cell-properties fo:padding="0cm" fo:border="none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style:line-height-at-least="0.529cm" fo:widows="1" fo:text-indent="0cm" style:auto-text-indent="false"/>
    </style:style>
    <style:style style:name="T1" style:family="text">
      <style:text-properties fo:color="#0000ff" style:font-name="Consolas" fo:font-size="9.5pt" fo:background-color="#ffffff" style:font-size-asian="9.5pt" style:font-name-complex="Consolas2" style:font-size-complex="9.5pt"/>
    </style:style>
    <style:style style:name="T2" style:family="text">
      <style:text-properties fo:color="#0000ff" style:font-name="Consolas" fo:font-size="9.5pt" style:font-size-asian="9.5pt" style:font-name-complex="Consolas2" style:font-size-complex="9.5pt"/>
    </style:style>
    <style:style style:name="T3" style:family="text">
      <style:text-properties fo:color="#000000" style:font-name="Consolas" fo:font-size="9.5pt" fo:background-color="#ffffff" style:font-size-asian="9.5pt" style:font-name-complex="Consolas2" style:font-size-complex="9.5pt"/>
    </style:style>
    <style:style style:name="T4" style:family="text">
      <style:text-properties fo:color="#000000" style:font-name="Consolas" fo:font-size="9.5pt" style:font-size-asian="9.5pt" style:font-name-complex="Consolas2" style:font-size-complex="9.5pt"/>
    </style:style>
    <style:style style:name="T5" style:family="text">
      <style:text-properties fo:font-variant="normal" fo:text-transform="none" fo:color="#444444" style:font-name="Consolas1" fo:font-size="10.5pt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>
            <text:p text:style-name="Table_20_Contents">Request #</text:p>
          </table:table-cell>
          <table:table-cell office:value-type="string">
            <text:p text:style-name="Table_20_Contents">Request</text:p>
          </table:table-cell>
          <table:table-cell table:style-name="Table1.C1" office:value-type="string">
            <text:p text:style-name="Table_20_Contents">Expected</text:p>
          </table:table-cell>
          <table:table-cell office:value-type="string">
            <text:p text:style-name="Table_20_Contents">Query</text:p>
          </table:table-cell>
          <table:table-cell office:value-type="string">
            <text:p text:style-name="Table_20_Contents">Result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office:value-type="string">
            <text:p text:style-name="Standard">List the last name, first name and employee number of all programmers who were hired on or before 21 May 1991 sorted in ascending order of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Employees.Last_Name, Employees.First_Name, Employees.Employee_No</text:span></text:p>
            <text:p text:style-name="P1"><text:span text:style-name="T1">FROM</text:span><text:span text:style-name="T3"> Employees </text:span></text:p>
            <text:p text:style-name="P1"><text:span text:style-name="T3">Join Jobs </text:span></text:p>
            <text:p text:style-name="P1"><text:span text:style-name="T3">ON Jobs.Job_ID = Employees.Job_ID </text:span></text:p>
            <text:p text:style-name="P1"><text:span text:style-name="T1">WHERE</text:span><text:span text:style-name="T3"> Jobs.Job_Title = 'Programmer' AND Employees.Hire_Date &lt;= '1991-05-21' </text:span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office:value-type="string">
            <text:p text:style-name="P1"><text:span text:style-name="T3">SELECT Last_Name, First_Name, Employee_No, Hire_Date FROM Employees<text:line-break/>JOIN Jobs on Jobs.Job_ID = Employees.Job_ID<text:line-break/>WHERE Hire_Date &lt;= '1991-05-21' AND Job_Title = 'Programmer'<text:line-break/>ORDER BY Last_Name ASC</text:span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office:value-type="string">
            <text:p text:style-name="Standard">List the department number, last name and salary of all employees who were hired between 16/09/87 and 12/05/96 sorted in ascending order of last name within department number. 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_No, Last_Name, Annual_Salary </text:span></text:p>
            <text:p text:style-name="P1"><text:span text:style-name="T1">FROM</text:span><text:span text:style-name="T3"> Employees </text:span></text:p>
            <text:p text:style-name="P1"><text:span text:style-name="T1">WHERE </text:span><text:span text:style-name="T3">Hire_Date </text:span></text:p>
            <text:p text:style-name="P1"><text:span text:style-name="T3">BETWEEN '1987-09-16' </text:span></text:p>
            <text:p text:style-name="P1"><text:span text:style-name="T3">AND '1996-05-12' </text:span></text:p>
            <text:p text:style-name="P1"><text:span text:style-name="T1">ORDER</text:span><text:span text:style-name="T3"> </text:span><text:span text:style-name="T1">BY</text:span><text:span text:style-name="T3"> Department_No, Last_Name </text:span><text:span text:style-name="T1">AS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office:value-type="string">
            <text:p text:style-name="Standard">List all the data for all jobs where the maximum salary is greater than 15000 sorted in descending order of the maximum salary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* </text:span></text:p>
            <text:p text:style-name="Standard"><text:span text:style-name="T1">FROM</text:span><text:span text:style-name="T3"> Jobs </text:span></text:p>
            <text:p text:style-name="Standard"><text:span text:style-name="T1">WHERE</text:span><text:span text:style-name="T3"> Max_Salary&gt; 15000 </text:span></text:p>
            <text:p text:style-name="Standard"><text:span text:style-name="T1">ORDER</text:span><text:span text:style-name="T3"> </text:span><text:span text:style-name="T1">BY</text:span><text:span text:style-name="T3"> Max_Salary </text:span><text:span text:style-name="T1">DES</text:span><text:span text:style-name="T2">C;</text:span></text:p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office:value-type="string">
            <text:p text:style-name="Standard">List the last name, first name, job id and commission of employees who earn commission sorted in ascending order of first name within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Last_Name, First_Name, Job_ID, Commission_Percent </text:span></text:p>
            <text:p text:style-name="P1"><text:span text:style-name="T1">FROM</text:span><text:span text:style-name="T3"> Employees </text:span></text:p>
            <text:p text:style-name="P1"><text:span text:style-name="T1">WHERE </text:span><text:span text:style-name="T3">Commission_Percent IS NOT NULL </text:span></text:p>
            <text:p text:style-name="Standard"><text:span text:style-name="T1">ORDER</text:span><text:span text:style-name="T3"> </text:span><text:span text:style-name="T1">BY</text:span><text:span text:style-name="T3"> Last_Name, First_Name </text:span><text:span text:style-name="T1">AS</text:span><text:span text:style-name="T2">C;</text:span></text:p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office:value-type="string">
            <text:p text:style-name="Standard">Which jobs are found in the IT and Sales departments?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</text:span><text:span text:style-name="T1">DISTINCT</text:span><text:span text:style-name="T3"> Job_Title </text:span><text:span text:style-name="T1">FROM</text:span><text:span text:style-name="T3"> Employees e</text:span></text:p>
            <text:p text:style-name="P1"><text:span text:style-name="T3">JOIN Jobs ON </text:span><text:span text:style-name="T3"><text:s/>Employees.Job_ID = Jobs.Job_ID </text:span></text:p>
            <text:p text:style-name="P1"><text:soft-page-break/><text:span text:style-name="T3">JOIN Departments d </text:span><text:span text:style-name="T1">ON</text:span><text:span text:style-name="T3"> Departments.Department_No = Employees.Department_No</text:span></text:p>
            <text:p text:style-name="Standard"><text:span text:style-name="T1">WHERE</text:span><text:span text:style-name="T3"> Department_Name ='IT' OR Department_Name ='Sales'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office:value-type="string">
            <text:p text:style-name="Standard">List the last name of all employees in departments 50 and 90 together with their monthly salaries (rounded to 2 decimal places), sorted in ascending order of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Last_Name, CAST(ROUND(Annual_Salary/12, 2) </text:span><text:span text:style-name="T1">AS</text:span><text:span text:style-name="T3"> </text:span><text:span text:style-name="T1">DECIMAL</text:span><text:span text:style-name="T3">(8,2)) </text:span><text:span text:style-name="T1">AS</text:span><text:span text:style-name="T3"> Monthly_Salary </text:span><text:span text:style-name="T1">FROM</text:span><text:span text:style-name="T3"> Employees </text:span><text:span text:style-name="T1">WHERE</text:span><text:span text:style-name="T3"> </text:span></text:p>
            <text:p text:style-name="Standard"><text:span text:style-name="T3">Department_No = 50 or Department_No=90 </text:span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office:value-type="string">
            <text:p text:style-name="Standard">Show the total salaries figure for one month displayed with no decimal places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CAST(SUM(Annual_Salary/12) </text:span><text:span text:style-name="T1">AS</text:span><text:span text:style-name="T3"> </text:span><text:span text:style-name="T1">INT</text:span><text:span text:style-name="T3">) </text:span><text:span text:style-name="T1">AS</text:span><text:span text:style-name="T3"> Monthly_Salary </text:span><text:span text:style-name="T1">FROM</text:span><text:span text:style-name="T3"> Employee</text:span><text:span text:style-name="T4">s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office:value-type="string">
            <text:p text:style-name="Standard">Show the total number of employees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COUNT(Employee_No) </text:span><text:span text:style-name="T1">AS</text:span><text:span text:style-name="T3"> Number_of_Employees </text:span><text:span text:style-name="T1">FROM</text:span><text:span text:style-name="T3"> Employee</text:span><text:span text:style-name="T4">s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office:value-type="string">
            <text:p text:style-name="Standard">List the department number, department name and the number of employees for each department that has more than 2 employees grouping by department number and departmen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s.Department_No, Departments.Department_Name, COUNT(*) </text:span><text:span text:style-name="T1">AS</text:span><text:span text:style-name="T3"> Number_of_Employees</text:span></text:p>
            <text:p text:style-name="P1"><text:span text:style-name="T1">FROM</text:span><text:span text:style-name="T3"> Departments d <text:s/></text:span></text:p>
            <text:p text:style-name="P1"><text:span text:style-name="T3">JOIN Employees e </text:span><text:span text:style-name="T1">ON</text:span><text:span text:style-name="T3"> Departments.Department_No = Employees.Department_No</text:span></text:p>
            <text:p text:style-name="P1"><text:span text:style-name="T1">GROUP</text:span><text:span text:style-name="T3"> </text:span><text:span text:style-name="T1">BY</text:span><text:span text:style-name="T3"> Departments.Department_No, Departments.Department_Name</text:span></text:p>
            <text:p text:style-name="Standard"><text:span text:style-name="T1">HAVING</text:span><text:span text:style-name="T3"> COUNT(*) &gt; 2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office:value-type="string">
            <text:p text:style-name="Standard">List the department number, department name and the number of employees for the department that has the highest number of employees <text:soft-page-break/>using appropriate grouping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</text:span><text:span text:style-name="T1">TOP</text:span><text:span text:style-name="T3"> 1 </text:span><text:span text:style-name="T1">WITH</text:span><text:span text:style-name="T3"> TIES Departments.Department_No, Departments.Department_Name,</text:span></text:p>
            <text:p text:style-name="P1"><text:span text:style-name="T3">COUNT(*) </text:span><text:span text:style-name="T1">AS</text:span><text:span text:style-name="T3"> Number_Employee</text:span></text:p>
            <text:p text:style-name="P1"><text:span text:style-name="T1">FROM</text:span><text:span text:style-name="T3"> Departments d </text:span></text:p>
            <text:p text:style-name="P1"><text:span text:style-name="T3">JOIN Employees e </text:span><text:span text:style-name="T1">ON</text:span><text:span text:style-name="T3"> Departments.Department_No = Employees.Department_No</text:span></text:p>
            <text:p text:style-name="P1"><text:span text:style-name="T1">GROUP</text:span><text:span text:style-name="T3"> </text:span><text:span text:style-name="T1">BY</text:span><text:span text:style-name="T3"> Departments.Department_Name, Departments.Department_No</text:span></text:p>
            <text:p text:style-name="Standard"><text:span text:style-name="T1">ORDER</text:span><text:span text:style-name="T3"> </text:span><text:span text:style-name="T1">BY</text:span><text:span text:style-name="T3"> Number_Employee </text:span><text:span text:style-name="T1">DES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office:value-type="string">
            <text:p text:style-name="Standard">List the department number and name for all departments where no programmers work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s.Department_No, Departments.Department_Name</text:span></text:p>
            <text:p text:style-name="P1"><text:span text:style-name="T1">FROM</text:span><text:span text:style-name="T3"> Departments d</text:span></text:p>
            <text:p text:style-name="P1"><text:span text:style-name="T1">WHERE</text:span><text:span text:style-name="T3"> Departments.Department_No not in(</text:span></text:p>
            <text:p text:style-name="P1"><text:span text:style-name="T3"><text:tab/></text:span><text:span text:style-name="T1">SELECT</text:span><text:span text:style-name="T3"> </text:span><text:span text:style-name="T1">DISTINCT</text:span><text:span text:style-name="T3"> Departments.Department_No </text:span><text:span text:style-name="T1">FROM</text:span><text:span text:style-name="T3"> Employees e</text:span></text:p>
            <text:p text:style-name="P1"><text:span text:style-name="T3"><text:tab/>JOIN Jobs ON </text:span><text:span text:style-name="T3"><text:s/>Employees.Job_ID = Jobs.Job_ID</text:span></text:p>
            <text:p text:style-name="P1"><text:span text:style-name="T3"><text:tab/>JOIN Departments </text:span><text:span text:style-name="T1">ON</text:span><text:span text:style-name="T3"> Employees.Department_No = Departments.Department_No</text:span></text:p>
            <text:p text:style-name="Standard"><text:span text:style-name="T3"><text:tab/>AND Jobs.Job_Title= 'Programmer')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office:value-type="string">
            <text:p text:style-name="Standard">Add the following new job IT_ANAL, System Analyst, 10000, 15000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INSERT</text:span><text:span text:style-name="T3"> </text:span><text:span text:style-name="T1">INTO</text:span><text:span text:style-name="T3"> Jobs </text:span><text:span text:style-name="T1">VALUES </text:span><text:span text:style-name="T3">('IT_ANAL', 'System Analyst', 10000, 15000</text:span><text:span text:style-name="T4">)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office:value-type="string">
            <text:p text:style-name="Standard">Update all the maximum salaries for jobs with an increase of 1000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3">UPDATE Jobs </text:span><text:span text:style-name="T1">SET</text:span><text:span text:style-name="T3"> Max_Salary += 100</text:span><text:span text:style-name="T4">0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office:value-type="string">
            <text:p text:style-name="Standard">List all the data for jobs sorted in ascending order of job id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* </text:span><text:span text:style-name="T1">FROM</text:span><text:span text:style-name="T3"> Jobs </text:span><text:span text:style-name="T1">ORDER</text:span><text:span text:style-name="T3"> </text:span><text:span text:style-name="T1">BY</text:span><text:span text:style-name="T3"> Job_ID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15a</text:p>
          </table:table-cell>
          <table:table-cell office:value-type="string">
            <text:list xml:id="list2263837355873912337" text:style-name="WWNum1">
              <text:list-header>
                <text:p text:style-name="P3">The job history for employee number 102 is no longer required. Delete this record.</text:p>
              </text:list-header>
            </text:list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2"><text:span text:style-name="T1">DELETE</text:span><text:span text:style-name="T3"> </text:span><text:span text:style-name="T1">FROM</text:span><text:span text:style-name="T3"> Job_History </text:span><text:span text:style-name="T1">WHERE</text:span><text:span text:style-name="T3"> Employee_No= 10</text:span><text:span text:style-name="T4">2;</text:span></text:p>
          </table:table-cell>
          <table:table-cell office:value-type="string">
            <text:p text:style-name="Table_20_Contents">DELETE FROM Job_History<text:line-break/>WHERE Employee_No = 102<text:line-break/>SELECT * FROM Job_History<text:line-break/>ORDER BY Employee_No ASC</text:p>
          </table:table-cell>
        </table:table-row>
        <table:table-row>
          <table:table-cell office:value-type="string">
            <text:p text:style-name="Table_20_Contents">15b</text:p>
          </table:table-cell>
          <table:table-cell office:value-type="string">
            <text:list xml:id="list20470319" text:continue-numbering="true" text:style-name="WWNum1">
              <text:list-header>
                <text:p text:style-name="P3">List all the data for job history sorted in ascending order of employee number.</text:p>
              </text:list-header>
            </text:list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2"><text:span text:style-name="T1">SELECT</text:span><text:span text:style-name="T3"> * </text:span><text:span text:style-name="T1">FROM</text:span><text:span text:style-name="T3"> Job_History </text:span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office:value-type="string">
            <text:p text:style-name="Standard">Produce a list of employees showing percentage raises, employee numbers and old and new <text:soft-page-break/>salaries. Employees in departments 20 and 10 are given a 5% rise, employees in departments 50, 80, 90 and 110 are given a 10% rise and employees in other departments are not given a rise.</text:p>
          </table:table-cell>
          <table:table-cell table:style-name="Table1.C1" office:value-type="string">
            <text:p text:style-name="P1"><text:span text:style-name="T2"/></text:p>
          </table:table-cell>
          <table:table-cell office:value-type="string">
            <text:p text:style-name="P1"><text:span text:style-name="T3">Wut?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office:value-type="string">
            <text:p text:style-name="Standard">Create a new view for manager’s details only using all the fields from the employee table. Apply a CHECK constraint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CREATE</text:span><text:span text:style-name="T3"> </text:span><text:span text:style-name="T1">VIEW</text:span><text:span text:style-name="T3"> Managers_Details </text:span><text:span text:style-name="T1">AS</text:span></text:p>
            <text:p text:style-name="P1"><text:span text:style-name="T3">(</text:span></text:p>
            <text:p text:style-name="P1"><text:span text:style-name="T3"><text:tab/></text:span><text:span text:style-name="T1">SELECT</text:span><text:span text:style-name="T3"> * </text:span><text:span text:style-name="T1">FROM</text:span><text:span text:style-name="T3"> Employees </text:span></text:p>
            <text:p text:style-name="P1"><text:span text:style-name="T3"><text:tab/></text:span><text:span text:style-name="T1">WHERE</text:span><text:span text:style-name="T3"> Job_ID LIKE '%MGR'</text:span></text:p>
            <text:p text:style-name="P1"><text:span text:style-name="T3">)</text:span></text:p>
            <text:p text:style-name="Standard"><text:span text:style-name="T1">WITH</text:span><text:span text:style-name="T3"> </text:span><text:span text:style-name="T1">CHECK</text:span><text:span text:style-name="T3"> </text:span><text:span text:style-name="T1">OPTIO</text:span><text:span text:style-name="T2">N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0" office:value-type="float" office:value="18">
            <text:p text:style-name="Table_20_Contents">18</text:p>
          </table:table-cell>
          <table:table-cell table:style-name="Table1.C1" office:value-type="string">
            <text:p text:style-name="Standard">Show all the fields and all the managers using the view for managers sorted in ascending order of employee number.</text:p>
          </table:table-cell>
          <table:table-cell table:style-name="Table1.C1" office:value-type="string">
            <text:p text:style-name="Table_20_Contents"/>
          </table:table-cell>
          <table:table-cell table:style-name="Table1.C1" office:value-type="string">
            <text:p text:style-name="P1"><text:span text:style-name="T1">SELECT</text:span><text:span text:style-name="T3"> * </text:span><text:span text:style-name="T1">FROM</text:span><text:span text:style-name="T3"> Managers_Details </text:span></text:p>
            <text:p text:style-name="Standard"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office:value-type="string">
            <text:p text:style-name="Standard">Grant the authority to all other users to access the view for managers for SELECT statements only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GRANT</text:span><text:span text:style-name="T3"> </text:span><text:span text:style-name="T1">SELECT</text:span><text:span text:style-name="T3"> </text:span><text:span text:style-name="T1">ON</text:span><text:span text:style-name="T3"> Managers_Details </text:span><text:span text:style-name="T1">TO</text:span><text:span text:style-name="T3"> </text:span><text:span text:style-name="T1">PUBLI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office:value-type="string">
            <text:p text:style-name="Standard">Create an index named LOC_POSTAL_CODE on the Postal Code in the locations table. Provide a printout showing that the index has been created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CREATE</text:span><text:span text:style-name="T3"> </text:span><text:span text:style-name="T1">INDEX</text:span><text:span text:style-name="T3"> LOC_POSTAL_CODE </text:span><text:span text:style-name="T1">ON</text:span><text:span text:style-name="T3"> Locations</text:span><text:span text:style-name="T1"> </text:span><text:span text:style-name="T3">(Postal_Code);</text:span>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, 'courier new'"/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23:38:41.46</meta:creation-date>
    <dc:date>2015-07-30T00:31:06.92</dc:date>
    <meta:editing-duration>PT52M23S</meta:editing-duration>
    <meta:editing-cycles>5</meta:editing-cycles>
    <meta:generator>OpenOffice.org/3.4$Win32 OpenOffice.org_project/340m1$Build-9590</meta:generator>
    <meta:document-statistic meta:table-count="1" meta:image-count="0" meta:object-count="0" meta:page-count="4" meta:paragraph-count="110" meta:word-count="773" meta:character-count="5310"/>
  </office:meta>
</office:document-meta>
</file>